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s_5f_txt" style:display-name="params_txt" style:family="table">
      <style:table-properties style:width="17.701cm" table:align="left" fo:keep-with-next="always" style:may-break-between-rows="false"/>
    </style:style>
    <style:style style:name="params_5f_txt.A" style:display-name="params_txt.A" style:family="table-column">
      <style:table-column-properties style:column-width="4.895cm"/>
    </style:style>
    <style:style style:name="params_5f_txt.B" style:display-name="params_txt.B" style:family="table-column">
      <style:table-column-properties style:column-width="11.218cm"/>
    </style:style>
    <style:style style:name="params_5f_txt.C" style:display-name="params_txt.C" style:family="table-column">
      <style:table-column-properties style:column-width="1.588cm"/>
    </style:style>
    <style:style style:name="params_5f_txt.A1" style:display-name="params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params_5f_txt.C1" style:display-name="params_txt.C1" style:family="table-cell">
      <style:table-cell-properties fo:padding="0.097cm" fo:border="0.05pt solid #000000"/>
    </style:style>
    <style:style style:name="params_5f_txt.A2" style:display-name="params_txt.A2" style:family="table-cell">
      <style:table-cell-properties fo:padding="0.097cm" fo:border-left="0.05pt solid #000000" fo:border-right="none" fo:border-top="none" fo:border-bottom="0.05pt solid #000000"/>
    </style:style>
    <style:style style:name="params_5f_txt.C2" style:display-name="params_txt.C2" style:family="table-cell">
      <style:table-cell-properties fo:padding="0.097cm" fo:border-left="0.05pt solid #000000" fo:border-right="0.05pt solid #000000" fo:border-top="none" fo:border-bottom="0.05pt solid #000000"/>
    </style:style>
    <style:style style:name="mode" style:family="table">
      <style:table-properties style:width="17.796cm" table:align="margins" fo:keep-with-next="always" style:may-break-between-rows="false"/>
    </style:style>
    <style:style style:name="mode.A" style:family="table-column">
      <style:table-column-properties style:column-width="1.402cm" style:rel-column-width="5164*"/>
    </style:style>
    <style:style style:name="mode.B" style:family="table-column">
      <style:table-column-properties style:column-width="16.394cm" style:rel-column-width="60371*"/>
    </style:style>
    <style:style style:name="mode.A1" style:family="table-cell">
      <style:table-cell-properties fo:padding="0.097cm" fo:border-left="0.05pt solid #000000" fo:border-right="none" fo:border-top="0.05pt solid #000000" fo:border-bottom="0.05pt solid #000000"/>
    </style:style>
    <style:style style:name="mode.B1" style:family="table-cell">
      <style:table-cell-properties fo:padding="0.097cm" fo:border="0.05pt solid #000000"/>
    </style:style>
    <style:style style:name="mode.A2" style:family="table-cell">
      <style:table-cell-properties fo:padding="0.097cm" fo:border-left="0.05pt solid #000000" fo:border-right="none" fo:border-top="none" fo:border-bottom="0.05pt solid #000000"/>
    </style:style>
    <style:style style:name="mode.B2" style:family="table-cell">
      <style:table-cell-properties fo:padding="0.097cm" fo:border-left="0.05pt solid #000000" fo:border-right="0.05pt solid #000000" fo:border-top="none" fo:border-bottom="0.05pt solid #000000"/>
    </style:style>
    <style:style style:name="rdm_5f_device_5f_txt" style:display-name="rdm_device_txt" style:family="table">
      <style:table-properties style:width="16.907cm" table:align="left" fo:keep-with-next="always" style:may-break-between-rows="false"/>
    </style:style>
    <style:style style:name="rdm_5f_device_5f_txt.A" style:display-name="rdm_device_txt.A" style:family="table-column">
      <style:table-column-properties style:column-width="3.704cm"/>
    </style:style>
    <style:style style:name="rdm_5f_device_5f_txt.B" style:display-name="rdm_device_txt.B" style:family="table-column">
      <style:table-column-properties style:column-width="12.091cm"/>
    </style:style>
    <style:style style:name="rdm_5f_device_5f_txt.C" style:display-name="rdm_device_txt.C" style:family="table-column">
      <style:table-column-properties style:column-width="1.111cm"/>
    </style:style>
    <style:style style:name="rdm_5f_device_5f_txt.A1" style:display-name="rdm_device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rdm_5f_device_5f_txt.C1" style:display-name="rdm_device_txt.C1" style:family="table-cell">
      <style:table-cell-properties fo:padding="0.097cm" fo:border="0.05pt solid #000000"/>
    </style:style>
    <style:style style:name="rdm_5f_device_5f_txt.A2" style:display-name="rdm_device_txt.A2" style:family="table-cell">
      <style:table-cell-properties fo:padding="0.097cm" fo:border-left="0.05pt solid #000000" fo:border-right="none" fo:border-top="none" fo:border-bottom="0.05pt solid #000000"/>
    </style:style>
    <style:style style:name="rdm_5f_device_5f_txt.C2" style:display-name="rdm_device_txt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rdm_5f_device_5f_txt.C4" style:display-name="rdm_device_txt.C4" style:family="table-cell">
      <style:table-cell-properties fo:padding="0.097cm" fo:border-left="0.05pt solid #000000" fo:border-right="0.05pt solid #000000" fo:border-top="none" fo:border-bottom="0.05pt solid #000000"/>
    </style:style>
    <style:style style:name="init" style:family="table">
      <style:table-properties style:width="9.287cm" table:align="left" fo:keep-with-next="always" style:may-break-between-rows="false"/>
    </style:style>
    <style:style style:name="init.A" style:family="table-column">
      <style:table-column-properties style:column-width="3.995cm"/>
    </style:style>
    <style:style style:name="init.B" style:family="table-column">
      <style:table-column-properties style:column-width="3.413cm"/>
    </style:style>
    <style:style style:name="init.C" style:family="table-column">
      <style:table-column-properties style:column-width="1.879cm"/>
    </style:style>
    <style:style style:name="init.A1" style:family="table-cell">
      <style:table-cell-properties fo:padding="0.097cm" fo:border-left="0.05pt solid #000000" fo:border-right="none" fo:border-top="0.05pt solid #000000" fo:border-bottom="0.05pt solid #000000"/>
    </style:style>
    <style:style style:name="init.B1" style:family="table-cell">
      <style:table-cell-properties fo:padding="0.097cm" fo:border-left="none" fo:border-right="none" fo:border-top="0.05pt solid #000000" fo:border-bottom="0.05pt solid #000000"/>
    </style:style>
    <style:style style:name="init.C1" style:family="table-cell">
      <style:table-cell-properties fo:padding="0.097cm" fo:border-left="none" fo:border-right="0.05pt solid #000000" fo:border-top="0.05pt solid #000000" fo:border-bottom="0.05pt solid #000000"/>
    </style:style>
    <style:style style:name="init.A2" style:family="table-cell">
      <style:table-cell-properties fo:padding="0.097cm" fo:border-left="0.05pt solid #000000" fo:border-right="none" fo:border-top="none" fo:border-bottom="0.05pt solid #000000"/>
    </style:style>
    <style:style style:name="init.B2" style:family="table-cell">
      <style:table-cell-properties fo:padding="0.097cm" fo:border-left="none" fo:border-right="none" fo:border-top="none" fo:border-bottom="0.05pt solid #000000"/>
    </style:style>
    <style:style style:name="init.C2" style:family="table-cell">
      <style:table-cell-properties fo:padding="0.097cm" fo:border-left="none" fo:border-right="0.05pt solid #000000" fo:border-top="none" fo:border-bottom="0.05pt solid #000000"/>
    </style:style>
    <style:style style:name="main_5f_poll_5f_table" style:display-name="main_poll_table" style:family="table">
      <style:table-properties style:width="8.89cm" table:align="left" fo:keep-with-next="always" style:may-break-between-rows="false"/>
    </style:style>
    <style:style style:name="main_5f_poll_5f_table.A" style:display-name="main_poll_table.A" style:family="table-column">
      <style:table-column-properties style:column-width="5.9cm"/>
    </style:style>
    <style:style style:name="main_5f_poll_5f_table.B" style:display-name="main_poll_table.B" style:family="table-column">
      <style:table-column-properties style:column-width="2.99cm"/>
    </style:style>
    <style:style style:name="main_5f_poll_5f_table.A1" style:display-name="main_poll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main_5f_poll_5f_table.B1" style:display-name="main_poll_table.B1" style:family="table-cell">
      <style:table-cell-properties fo:padding="0.097cm" fo:border-left="none" fo:border-right="0.05pt solid #000000" fo:border-top="0.05pt solid #000000" fo:border-bottom="0.05pt solid #000000"/>
    </style:style>
    <style:style style:name="main_5f_poll_5f_table.A2" style:display-name="main_poll_table.A2" style:family="table-cell">
      <style:table-cell-properties fo:padding="0.097cm" fo:border-left="0.05pt solid #000000" fo:border-right="none" fo:border-top="none" fo:border-bottom="0.05pt solid #000000"/>
    </style:style>
    <style:style style:name="main_5f_poll_5f_table.B2" style:display-name="main_poll_table.B2" style:family="table-cell">
      <style:table-cell-properties fo:padding="0.097cm" fo:border-left="none" fo:border-right="0.05pt solid #000000" fo:border-top="none" fo:border-bottom="0.05pt solid #000000"/>
    </style:style>
    <style:style style:name="Tabel1" style:family="table">
      <style:table-properties style:width="7.408cm" table:align="left" fo:keep-with-next="always" style:may-break-between-rows="false"/>
    </style:style>
    <style:style style:name="Tabel1.A" style:family="table-column">
      <style:table-column-properties style:column-width="2.91cm"/>
    </style:style>
    <style:style style:name="Tabel1.B" style:family="table-column">
      <style:table-column-properties style:column-width="3.281cm"/>
    </style:style>
    <style:style style:name="Tabel1.C" style:family="table-column">
      <style:table-column-properties style:column-width="1.217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L011_5f_GPIO" style:display-name="PL011_GPIO" style:family="table">
      <style:table-properties style:width="9.393cm" table:align="left" fo:keep-with-next="always" style:may-break-between-rows="false"/>
    </style:style>
    <style:style style:name="PL011_5f_GPIO.A" style:display-name="PL011_GPIO.A" style:family="table-column">
      <style:table-column-properties style:column-width="1.005cm"/>
    </style:style>
    <style:style style:name="PL011_5f_GPIO.B" style:display-name="PL011_GPIO.B" style:family="table-column">
      <style:table-column-properties style:column-width="2.99cm"/>
    </style:style>
    <style:style style:name="PL011_5f_GPIO.C" style:display-name="PL011_GPIO.C" style:family="table-column">
      <style:table-column-properties style:column-width="3.916cm"/>
    </style:style>
    <style:style style:name="PL011_5f_GPIO.D" style:display-name="PL011_GPIO.D" style:family="table-column">
      <style:table-column-properties style:column-width="1.482cm"/>
    </style:style>
    <style:style style:name="PL011_5f_GPIO.A1" style:display-name="PL011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PL011_5f_GPIO.D1" style:display-name="PL011_GPIO.D1" style:family="table-cell">
      <style:table-cell-properties fo:padding="0.097cm" fo:border="0.05pt solid #000000"/>
    </style:style>
    <style:style style:name="PL011_5f_GPIO.A2" style:display-name="PL011_GPIO.A2" style:family="table-cell">
      <style:table-cell-properties fo:padding="0.097cm" fo:border-left="0.05pt solid #000000" fo:border-right="none" fo:border-top="none" fo:border-bottom="0.05pt solid #000000"/>
    </style:style>
    <style:style style:name="PL011_5f_GPIO.D2" style:display-name="PL011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data_5f_direction" style:display-name="data_direction" style:family="table">
      <style:table-properties style:width="9.393cm" table:align="left" fo:keep-with-next="always" style:may-break-between-rows="false"/>
    </style:style>
    <style:style style:name="data_5f_direction.A" style:display-name="data_direction.A" style:family="table-column">
      <style:table-column-properties style:column-width="1.005cm"/>
    </style:style>
    <style:style style:name="data_5f_direction.B" style:display-name="data_direction.B" style:family="table-column">
      <style:table-column-properties style:column-width="2.99cm"/>
    </style:style>
    <style:style style:name="data_5f_direction.C" style:display-name="data_direction.C" style:family="table-column">
      <style:table-column-properties style:column-width="3.916cm"/>
    </style:style>
    <style:style style:name="data_5f_direction.D" style:display-name="data_direction.D" style:family="table-column">
      <style:table-column-properties style:column-width="1.482cm"/>
    </style:style>
    <style:style style:name="data_5f_direction.A1" style:display-name="data_dir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_5f_direction.D1" style:display-name="data_direction.D1" style:family="table-cell">
      <style:table-cell-properties fo:padding="0.097cm" fo:border="0.05pt solid #000000"/>
    </style:style>
    <style:style style:name="data_5f_direction.A2" style:display-name="data_direction.A2" style:family="table-cell">
      <style:table-cell-properties fo:padding="0.097cm" fo:border-left="0.05pt solid #000000" fo:border-right="none" fo:border-top="none" fo:border-bottom="0.05pt solid #000000"/>
    </style:style>
    <style:style style:name="data_5f_direction.D2" style:display-name="data_dir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ft245rl_5f_gpio" style:display-name="ft245rl_gpio" style:family="table">
      <style:table-properties style:width="8.096cm" fo:margin-left="0cm" fo:margin-right="9.7cm" table:align="margins" fo:keep-with-next="always" style:may-break-between-rows="false"/>
    </style:style>
    <style:style style:name="ft245rl_5f_gpio.A" style:display-name="ft245rl_gpio.A" style:family="table-column">
      <style:table-column-properties style:column-width="1.508cm" style:rel-column-width="12207*"/>
    </style:style>
    <style:style style:name="ft245rl_5f_gpio.B" style:display-name="ft245rl_gpio.B" style:family="table-column">
      <style:table-column-properties style:column-width="3.096cm" style:rel-column-width="25057*"/>
    </style:style>
    <style:style style:name="ft245rl_5f_gpio.C" style:display-name="ft245rl_gpio.C" style:family="table-column">
      <style:table-column-properties style:column-width="1.296cm" style:rel-column-width="10494*"/>
    </style:style>
    <style:style style:name="ft245rl_5f_gpio.D" style:display-name="ft245rl_gpio.D" style:family="table-column">
      <style:table-column-properties style:column-width="2.196cm" style:rel-column-width="17777*"/>
    </style:style>
    <style:style style:name="ft245rl_5f_gpio.A1" style:display-name="ft245rl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ft245rl_5f_gpio.D1" style:display-name="ft245rl_gpio.D1" style:family="table-cell">
      <style:table-cell-properties fo:padding="0.097cm" fo:border="0.05pt solid #000000"/>
    </style:style>
    <style:style style:name="ft245rl_5f_gpio.A2" style:display-name="ft245rl_gpio.A2" style:family="table-cell">
      <style:table-cell-properties fo:padding="0.097cm" fo:border-left="0.05pt solid #000000" fo:border-right="none" fo:border-top="none" fo:border-bottom="0.05pt solid #000000"/>
    </style:style>
    <style:style style:name="ft245rl_5f_gpio.D2" style:display-name="ft245rl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e68e" officeooo:paragraph-rsid="0012e68e"/>
    </style:style>
    <style:style style:name="P3" style:family="paragraph" style:parent-style-name="Standard">
      <style:text-properties officeooo:rsid="0012fe77" officeooo:paragraph-rsid="0012fe77"/>
    </style:style>
    <style:style style:name="P4" style:family="paragraph" style:parent-style-name="Standard">
      <style:text-properties officeooo:rsid="0012fe77" officeooo:paragraph-rsid="0013789a"/>
    </style:style>
    <style:style style:name="P5" style:family="paragraph" style:parent-style-name="Standard">
      <style:text-properties officeooo:rsid="0013789a" officeooo:paragraph-rsid="0013789a"/>
    </style:style>
    <style:style style:name="P6" style:family="paragraph" style:parent-style-name="Standard">
      <style:text-properties officeooo:rsid="001cacde" officeooo:paragraph-rsid="001cacde"/>
    </style:style>
    <style:style style:name="P7" style:family="paragraph" style:parent-style-name="Standard">
      <style:text-properties officeooo:rsid="001cacde" officeooo:paragraph-rsid="003964b2"/>
    </style:style>
    <style:style style:name="P8" style:family="paragraph" style:parent-style-name="Standard">
      <style:text-properties officeooo:rsid="00236b9b" officeooo:paragraph-rsid="00236b9b"/>
    </style:style>
    <style:style style:name="P9" style:family="paragraph" style:parent-style-name="Standard">
      <style:text-properties officeooo:rsid="0023de10" officeooo:paragraph-rsid="0023de10"/>
    </style:style>
    <style:style style:name="P10" style:family="paragraph" style:parent-style-name="Standard">
      <style:text-properties officeooo:rsid="0023de10" officeooo:paragraph-rsid="004e5f90"/>
    </style:style>
    <style:style style:name="P11" style:family="paragraph" style:parent-style-name="Standard">
      <style:text-properties officeooo:rsid="00274491" officeooo:paragraph-rsid="00274491"/>
    </style:style>
    <style:style style:name="P12" style:family="paragraph" style:parent-style-name="Standard">
      <style:text-properties officeooo:rsid="00274491" officeooo:paragraph-rsid="006615d3"/>
    </style:style>
    <style:style style:name="P13" style:family="paragraph" style:parent-style-name="Standard">
      <style:text-properties officeooo:rsid="0031828b" officeooo:paragraph-rsid="0031828b"/>
    </style:style>
    <style:style style:name="P14" style:family="paragraph" style:parent-style-name="Standard">
      <style:text-properties officeooo:rsid="004a3dcf" officeooo:paragraph-rsid="004a3dcf"/>
    </style:style>
    <style:style style:name="P15" style:family="paragraph" style:parent-style-name="Standard">
      <style:text-properties officeooo:rsid="004a3dcf" officeooo:paragraph-rsid="004e5f90"/>
    </style:style>
    <style:style style:name="P16" style:family="paragraph" style:parent-style-name="Standard">
      <style:text-properties officeooo:rsid="004a3dcf" officeooo:paragraph-rsid="0055fc83"/>
    </style:style>
    <style:style style:name="P17" style:family="paragraph" style:parent-style-name="Standard">
      <style:text-properties officeooo:rsid="0055fc83" officeooo:paragraph-rsid="0055fc83"/>
    </style:style>
    <style:style style:name="P18" style:family="paragraph" style:parent-style-name="Standard">
      <style:text-properties officeooo:rsid="0055fc83" officeooo:paragraph-rsid="00577a31"/>
    </style:style>
    <style:style style:name="P19" style:family="paragraph" style:parent-style-name="Standard">
      <style:text-properties officeooo:rsid="0059edfd" officeooo:paragraph-rsid="0059edfd"/>
    </style:style>
    <style:style style:name="P20" style:family="paragraph" style:parent-style-name="Standard">
      <style:text-properties officeooo:rsid="005c4b2a" officeooo:paragraph-rsid="005c4b2a"/>
    </style:style>
    <style:style style:name="P21" style:family="paragraph" style:parent-style-name="Standard">
      <style:text-properties officeooo:rsid="005edbcb" officeooo:paragraph-rsid="0060cde3"/>
    </style:style>
    <style:style style:name="P22" style:family="paragraph" style:parent-style-name="Standard">
      <style:text-properties officeooo:rsid="006944e5" officeooo:paragraph-rsid="006944e5"/>
    </style:style>
    <style:style style:name="P23" style:family="paragraph" style:parent-style-name="Standard">
      <style:text-properties officeooo:rsid="0061fb7c" officeooo:paragraph-rsid="0061fb7c"/>
    </style:style>
    <style:style style:name="P24" style:family="paragraph" style:parent-style-name="Standard">
      <style:text-properties officeooo:rsid="00719240" officeooo:paragraph-rsid="00719240"/>
    </style:style>
    <style:style style:name="P25" style:family="paragraph" style:parent-style-name="Standard">
      <style:text-properties officeooo:rsid="007630c9" officeooo:paragraph-rsid="007630c9"/>
    </style:style>
    <style:style style:name="P26" style:family="paragraph" style:parent-style-name="Standard">
      <style:text-properties officeooo:rsid="00798907" officeooo:paragraph-rsid="00798907"/>
    </style:style>
    <style:style style:name="P27" style:family="paragraph" style:parent-style-name="Standard">
      <style:text-properties officeooo:rsid="007c246b" officeooo:paragraph-rsid="007c246b"/>
    </style:style>
    <style:style style:name="P28" style:family="paragraph" style:parent-style-name="Standard">
      <style:text-properties officeooo:rsid="007d2be9" officeooo:paragraph-rsid="007d2be9"/>
    </style:style>
    <style:style style:name="P29" style:family="paragraph" style:parent-style-name="Standard">
      <style:text-properties officeooo:paragraph-rsid="0082902d"/>
    </style:style>
    <style:style style:name="P30" style:family="paragraph" style:parent-style-name="Standard">
      <style:text-properties officeooo:rsid="00834b51" officeooo:paragraph-rsid="00834b51"/>
    </style:style>
    <style:style style:name="P31" style:family="paragraph" style:parent-style-name="Standard">
      <style:text-properties officeooo:rsid="0086347a" officeooo:paragraph-rsid="0086347a"/>
    </style:style>
    <style:style style:name="P32" style:family="paragraph" style:parent-style-name="Standard">
      <style:text-properties officeooo:rsid="0087589b" officeooo:paragraph-rsid="0087589b"/>
    </style:style>
    <style:style style:name="P33" style:family="paragraph" style:parent-style-name="Standard">
      <style:text-properties officeooo:rsid="008b937f" officeooo:paragraph-rsid="008b937f"/>
    </style:style>
    <style:style style:name="P34" style:family="paragraph" style:parent-style-name="Standard">
      <style:text-properties officeooo:paragraph-rsid="0080e13c"/>
    </style:style>
    <style:style style:name="P35" style:family="paragraph" style:parent-style-name="Standard">
      <style:text-properties officeooo:rsid="0096ec92" officeooo:paragraph-rsid="00984037"/>
    </style:style>
    <style:style style:name="P36" style:family="paragraph" style:parent-style-name="Standard">
      <style:text-properties officeooo:rsid="0087eebf" officeooo:paragraph-rsid="0087eebf"/>
    </style:style>
    <style:style style:name="P37" style:family="paragraph" style:parent-style-name="Standard">
      <style:text-properties officeooo:rsid="0087eebf" officeooo:paragraph-rsid="00984037"/>
    </style:style>
    <style:style style:name="P38" style:family="paragraph" style:parent-style-name="Standard">
      <style:text-properties officeooo:rsid="0099e7f3" officeooo:paragraph-rsid="0099e7f3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Standard">
      <style:paragraph-properties fo:break-before="page"/>
      <style:text-properties officeooo:rsid="0023de10" officeooo:paragraph-rsid="0023de10"/>
    </style:style>
    <style:style style:name="P41" style:family="paragraph" style:parent-style-name="Standard">
      <style:paragraph-properties fo:break-before="page"/>
      <style:text-properties officeooo:rsid="0031828b" officeooo:paragraph-rsid="0031828b"/>
    </style:style>
    <style:style style:name="P42" style:family="paragraph" style:parent-style-name="Standard">
      <style:paragraph-properties fo:break-before="page"/>
      <style:text-properties officeooo:rsid="005edbcb" officeooo:paragraph-rsid="005edbcb"/>
    </style:style>
    <style:style style:name="P43" style:family="paragraph" style:parent-style-name="Standard">
      <style:paragraph-properties fo:break-before="page"/>
      <style:text-properties officeooo:rsid="0012e68e" officeooo:paragraph-rsid="0012e68e"/>
    </style:style>
    <style:style style:name="P44" style:family="paragraph" style:parent-style-name="Standard">
      <style:paragraph-properties fo:break-before="page"/>
      <style:text-properties officeooo:rsid="006944e5" officeooo:paragraph-rsid="006944e5"/>
    </style:style>
    <style:style style:name="P45" style:family="paragraph" style:parent-style-name="Table_20_Contents">
      <style:text-properties officeooo:rsid="0013789a" officeooo:paragraph-rsid="0013789a"/>
    </style:style>
    <style:style style:name="P46" style:family="paragraph" style:parent-style-name="Table_20_Contents">
      <style:text-properties officeooo:rsid="0014f3d9" officeooo:paragraph-rsid="0014f3d9"/>
    </style:style>
    <style:style style:name="P47" style:family="paragraph" style:parent-style-name="Table_20_Contents">
      <style:text-properties officeooo:rsid="0015d432" officeooo:paragraph-rsid="0015d432"/>
    </style:style>
    <style:style style:name="P48" style:family="paragraph" style:parent-style-name="Table_20_Contents">
      <style:text-properties officeooo:rsid="001727f5" officeooo:paragraph-rsid="001727f5"/>
    </style:style>
    <style:style style:name="P49" style:family="paragraph" style:parent-style-name="Table_20_Contents">
      <style:text-properties officeooo:rsid="00182760" officeooo:paragraph-rsid="00182760"/>
    </style:style>
    <style:style style:name="P50" style:family="paragraph" style:parent-style-name="Table_20_Contents">
      <style:paragraph-properties fo:text-align="center" style:justify-single-word="false"/>
      <style:text-properties officeooo:rsid="00182760" officeooo:paragraph-rsid="00182760"/>
    </style:style>
    <style:style style:name="P51" style:family="paragraph" style:parent-style-name="Table_20_Contents">
      <style:text-properties officeooo:rsid="00182760" officeooo:paragraph-rsid="006944e5"/>
    </style:style>
    <style:style style:name="P52" style:family="paragraph" style:parent-style-name="Table_20_Contents">
      <style:text-properties officeooo:rsid="00182760" officeooo:paragraph-rsid="006d48e4"/>
    </style:style>
    <style:style style:name="P53" style:family="paragraph" style:parent-style-name="Table_20_Contents">
      <style:text-properties officeooo:rsid="001d935e" officeooo:paragraph-rsid="001d935e"/>
    </style:style>
    <style:style style:name="P54" style:family="paragraph" style:parent-style-name="Table_20_Contents">
      <style:text-properties officeooo:rsid="0020455c" officeooo:paragraph-rsid="0020455c"/>
    </style:style>
    <style:style style:name="P55" style:family="paragraph" style:parent-style-name="Table_20_Contents">
      <style:paragraph-properties fo:text-align="center" style:justify-single-word="false"/>
      <style:text-properties officeooo:rsid="0020455c" officeooo:paragraph-rsid="0038e6c1"/>
    </style:style>
    <style:style style:name="P56" style:family="paragraph" style:parent-style-name="Table_20_Contents">
      <style:paragraph-properties fo:text-align="center" style:justify-single-word="false"/>
      <style:text-properties officeooo:rsid="0028d16b" officeooo:paragraph-rsid="0028d16b"/>
    </style:style>
    <style:style style:name="P57" style:family="paragraph" style:parent-style-name="Table_20_Contents">
      <style:paragraph-properties fo:text-align="center" style:justify-single-word="false"/>
      <style:text-properties officeooo:rsid="002a74fc" officeooo:paragraph-rsid="002a74fc"/>
    </style:style>
    <style:style style:name="P58" style:family="paragraph" style:parent-style-name="Table_20_Contents">
      <style:paragraph-properties fo:text-align="center" style:justify-single-word="false"/>
      <style:text-properties officeooo:rsid="002a74fc" officeooo:paragraph-rsid="002f16c3"/>
    </style:style>
    <style:style style:name="P59" style:family="paragraph" style:parent-style-name="Table_20_Contents">
      <style:paragraph-properties fo:text-align="center" style:justify-single-word="false"/>
      <style:text-properties officeooo:rsid="002a9fe3" officeooo:paragraph-rsid="002a9fe3"/>
    </style:style>
    <style:style style:name="P60" style:family="paragraph" style:parent-style-name="Table_20_Contents">
      <style:paragraph-properties fo:text-align="center" style:justify-single-word="false"/>
      <style:text-properties officeooo:rsid="002bda01" officeooo:paragraph-rsid="002a9fe3" style:font-size-asian="10.5pt" style:text-overline-style="solid" style:text-overline-width="auto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officeooo:rsid="002a9fe3" officeooo:paragraph-rsid="002a9fe3" style:text-overline-style="solid" style:text-overline-width="auto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officeooo:rsid="0028d16b" officeooo:paragraph-rsid="0028d16b" style:text-overline-style="solid" style:text-overline-width="auto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officeooo:rsid="002d8ee5" officeooo:paragraph-rsid="002d8ee5"/>
    </style:style>
    <style:style style:name="P64" style:family="paragraph" style:parent-style-name="Table_20_Contents">
      <style:paragraph-properties fo:text-align="center" style:justify-single-word="false"/>
      <style:text-properties style:font-name="Symbol" officeooo:rsid="0028d16b" officeooo:paragraph-rsid="0028d16b" style:font-name-asian="Symbol" style:font-name-complex="Symbol"/>
    </style:style>
    <style:style style:name="P65" style:family="paragraph" style:parent-style-name="Table_20_Contents">
      <style:paragraph-properties fo:text-align="center" style:justify-single-word="false"/>
      <style:text-properties style:font-name="Symbol" officeooo:rsid="002a9fe3" officeooo:paragraph-rsid="002a9fe3" style:font-name-asian="Symbol" style:font-name-complex="Symbol"/>
    </style:style>
    <style:style style:name="P66" style:family="paragraph" style:parent-style-name="Table_20_Contents">
      <style:text-properties officeooo:rsid="0031828b" officeooo:paragraph-rsid="0031828b"/>
    </style:style>
    <style:style style:name="P67" style:family="paragraph" style:parent-style-name="Table_20_Contents">
      <style:text-properties officeooo:rsid="0033f06c" officeooo:paragraph-rsid="0033f06c"/>
    </style:style>
    <style:style style:name="P68" style:family="paragraph" style:parent-style-name="Table_20_Contents">
      <style:text-properties officeooo:rsid="0033fc2a" officeooo:paragraph-rsid="0033fc2a"/>
    </style:style>
    <style:style style:name="P69" style:family="paragraph" style:parent-style-name="Table_20_Contents">
      <style:paragraph-properties fo:text-align="center" style:justify-single-word="false"/>
      <style:text-properties officeooo:rsid="0038e6c1" officeooo:paragraph-rsid="0038e6c1"/>
    </style:style>
    <style:style style:name="P70" style:family="paragraph" style:parent-style-name="Table_20_Contents">
      <style:paragraph-properties fo:text-align="center" style:justify-single-word="false"/>
      <style:text-properties officeooo:rsid="003bf052" officeooo:paragraph-rsid="003bf052"/>
    </style:style>
    <style:style style:name="P71" style:family="paragraph" style:parent-style-name="Table_20_Contents">
      <style:text-properties officeooo:rsid="00470fe7" officeooo:paragraph-rsid="00470fe7"/>
    </style:style>
    <style:style style:name="P72" style:family="paragraph" style:parent-style-name="Table_20_Contents">
      <style:paragraph-properties fo:text-align="center" style:justify-single-word="false"/>
      <style:text-properties officeooo:rsid="00470fe7" officeooo:paragraph-rsid="00470fe7"/>
    </style:style>
    <style:style style:name="P73" style:family="paragraph" style:parent-style-name="Table_20_Contents">
      <style:paragraph-properties fo:text-align="center" style:justify-single-word="false"/>
      <style:text-properties officeooo:rsid="00470fe7" officeooo:paragraph-rsid="004e5f90"/>
    </style:style>
    <style:style style:name="P74" style:family="paragraph" style:parent-style-name="Table_20_Contents">
      <style:text-properties officeooo:rsid="004e5f90" officeooo:paragraph-rsid="004e5f90"/>
    </style:style>
    <style:style style:name="P75" style:family="paragraph" style:parent-style-name="Table_20_Contents">
      <style:paragraph-properties fo:text-align="center" style:justify-single-word="false"/>
      <style:text-properties officeooo:rsid="004f1799" officeooo:paragraph-rsid="004f1799"/>
    </style:style>
    <style:style style:name="P76" style:family="paragraph" style:parent-style-name="Table_20_Contents">
      <style:text-properties officeooo:rsid="005365ee" officeooo:paragraph-rsid="005365ee"/>
    </style:style>
    <style:style style:name="P77" style:family="paragraph" style:parent-style-name="Table_20_Contents">
      <style:text-properties officeooo:rsid="00547215" officeooo:paragraph-rsid="00547215"/>
    </style:style>
    <style:style style:name="P78" style:family="paragraph" style:parent-style-name="Table_20_Contents">
      <style:text-properties officeooo:rsid="00720e10" officeooo:paragraph-rsid="00720e10"/>
    </style:style>
    <style:style style:name="P79" style:family="paragraph" style:parent-style-name="Table_20_Heading">
      <style:text-properties officeooo:rsid="0013789a" officeooo:paragraph-rsid="0013789a"/>
    </style:style>
    <style:style style:name="P80" style:family="paragraph" style:parent-style-name="Table_20_Heading">
      <style:text-properties officeooo:rsid="00182760" officeooo:paragraph-rsid="00182760"/>
    </style:style>
    <style:style style:name="P81" style:family="paragraph" style:parent-style-name="Table_20_Heading">
      <style:text-properties officeooo:rsid="001d935e" officeooo:paragraph-rsid="001d935e"/>
    </style:style>
    <style:style style:name="P82" style:family="paragraph" style:parent-style-name="Table_20_Heading">
      <style:text-properties officeooo:rsid="0028d16b" officeooo:paragraph-rsid="0028d16b"/>
    </style:style>
    <style:style style:name="P83" style:family="paragraph" style:parent-style-name="Table_20_Heading">
      <style:text-properties officeooo:rsid="0031828b" officeooo:paragraph-rsid="0031828b"/>
    </style:style>
    <style:style style:name="P84" style:family="paragraph" style:parent-style-name="Table_20_Heading">
      <style:text-properties officeooo:rsid="0033f06c" officeooo:paragraph-rsid="0033f06c"/>
    </style:style>
    <style:style style:name="P85" style:family="paragraph" style:parent-style-name="Table_20_Heading">
      <style:text-properties officeooo:rsid="0033fc2a" officeooo:paragraph-rsid="0033fc2a"/>
    </style:style>
    <style:style style:name="P86" style:family="paragraph" style:parent-style-name="Table_20_Heading">
      <style:text-properties officeooo:rsid="0038e6c1" officeooo:paragraph-rsid="0038e6c1"/>
    </style:style>
    <style:style style:name="P87" style:family="paragraph" style:parent-style-name="Table_20_Heading">
      <style:text-properties officeooo:rsid="003bf052" officeooo:paragraph-rsid="003bf052"/>
    </style:style>
    <style:style style:name="P88" style:family="paragraph" style:parent-style-name="Table_20_Heading">
      <style:text-properties officeooo:rsid="00470fe7" officeooo:paragraph-rsid="00470fe7"/>
    </style:style>
    <style:style style:name="P89" style:family="paragraph" style:parent-style-name="Table_20_Heading">
      <style:text-properties officeooo:rsid="00470fe7" officeooo:paragraph-rsid="004e5f90"/>
    </style:style>
    <style:style style:name="P90" style:family="paragraph" style:parent-style-name="Table_20_Heading">
      <style:text-properties officeooo:rsid="005365ee" officeooo:paragraph-rsid="005365ee"/>
    </style:style>
    <style:style style:name="P91" style:family="paragraph" style:parent-style-name="Table_20_Heading">
      <style:text-properties officeooo:rsid="00547215" officeooo:paragraph-rsid="00547215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style:font-name="Courier New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font-name="Courier New" officeooo:rsid="00236b9b" officeooo:paragraph-rsid="00236b9b"/>
    </style:style>
    <style:style style:name="P94" style:family="paragraph" style:parent-style-name="Table">
      <style:text-properties officeooo:paragraph-rsid="004e5f90"/>
    </style:style>
    <style:style style:name="P95" style:family="paragraph" style:parent-style-name="Table_20_index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96" style:family="paragraph" style:parent-style-name="Standard" style:master-page-name="First_20_Page">
      <style:paragraph-properties style:page-number="auto"/>
      <style:text-properties officeooo:rsid="0022adfe" officeooo:paragraph-rsid="0022adfe"/>
    </style:style>
    <style:style style:name="P97" style:family="paragraph" style:parent-style-name="Standard" style:list-style-name="L5">
      <style:text-properties officeooo:rsid="0012e68e" officeooo:paragraph-rsid="0012e68e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19935"/>
    </style:style>
    <style:style style:name="T2" style:family="text">
      <style:text-properties officeooo:rsid="001865a8"/>
    </style:style>
    <style:style style:name="T3" style:family="text">
      <style:text-properties officeooo:rsid="002f16c3"/>
    </style:style>
    <style:style style:name="T4" style:family="text">
      <style:text-properties officeooo:rsid="003964b2"/>
    </style:style>
    <style:style style:name="T5" style:family="text">
      <style:text-properties officeooo:rsid="004c1fbf"/>
    </style:style>
    <style:style style:name="T6" style:family="text">
      <style:text-properties officeooo:rsid="004e5f90"/>
    </style:style>
    <style:style style:name="T7" style:family="text">
      <style:text-properties officeooo:rsid="00563b40"/>
    </style:style>
    <style:style style:name="T8" style:family="text">
      <style:text-properties officeooo:rsid="00577a31"/>
    </style:style>
    <style:style style:name="T9" style:family="text">
      <style:text-properties officeooo:rsid="0057d7c3"/>
    </style:style>
    <style:style style:name="T10" style:family="text">
      <style:text-properties style:font-name="Courier New"/>
    </style:style>
    <style:style style:name="T11" style:family="text">
      <style:text-properties officeooo:rsid="005c652c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5edbcb"/>
    </style:style>
    <style:style style:name="T14" style:family="text">
      <style:text-properties style:text-position="super 58%" officeooo:rsid="0067f13a"/>
    </style:style>
    <style:style style:name="T15" style:family="text">
      <style:text-properties style:text-position="super 58%" officeooo:rsid="006bbecc"/>
    </style:style>
    <style:style style:name="T16" style:family="text">
      <style:text-properties style:text-position="super 58%" officeooo:rsid="00731e58"/>
    </style:style>
    <style:style style:name="T17" style:family="text">
      <style:text-properties officeooo:rsid="0060cde3"/>
    </style:style>
    <style:style style:name="T18" style:family="text">
      <style:text-properties officeooo:rsid="006944e5"/>
    </style:style>
    <style:style style:name="T19" style:family="text">
      <style:text-properties officeooo:rsid="00701b57"/>
    </style:style>
    <style:style style:name="T20" style:family="text">
      <style:text-properties officeooo:rsid="00731e58"/>
    </style:style>
    <style:style style:name="T21" style:family="text">
      <style:text-properties officeooo:rsid="0074af51"/>
    </style:style>
    <style:style style:name="T22" style:family="text">
      <style:text-properties officeooo:rsid="0077cb17"/>
    </style:style>
    <style:style style:name="T23" style:family="text">
      <style:text-properties officeooo:rsid="0078083a"/>
    </style:style>
    <style:style style:name="T24" style:family="text">
      <style:text-properties officeooo:rsid="007d112e"/>
    </style:style>
    <style:style style:name="T25" style:family="text">
      <style:text-properties officeooo:rsid="007ddb5f"/>
    </style:style>
    <style:style style:name="T26" style:family="text">
      <style:text-properties officeooo:rsid="007f898c"/>
    </style:style>
    <style:style style:name="T27" style:family="text">
      <style:text-properties officeooo:rsid="0080e13c"/>
    </style:style>
    <style:style style:name="T28" style:family="text">
      <style:text-properties officeooo:rsid="0082902d"/>
    </style:style>
    <style:style style:name="T29" style:family="text">
      <style:text-properties officeooo:rsid="00848406"/>
    </style:style>
    <style:style style:name="T30" style:family="text">
      <style:text-properties officeooo:rsid="0089b986"/>
    </style:style>
    <style:style style:name="T31" style:family="text">
      <style:text-properties officeooo:rsid="008a1fc2"/>
    </style:style>
    <style:style style:name="T32" style:family="text">
      <style:text-properties officeooo:rsid="008f5981"/>
    </style:style>
    <style:style style:name="T33" style:family="text">
      <style:text-properties officeooo:rsid="00911dc3"/>
    </style:style>
    <style:style style:name="T34" style:family="text">
      <style:text-properties officeooo:rsid="0093b55d"/>
    </style:style>
    <style:style style:name="T35" style:family="text">
      <style:text-properties officeooo:rsid="0094f641"/>
    </style:style>
    <style:style style:name="T36" style:family="text">
      <style:text-properties officeooo:rsid="00965ce5"/>
    </style:style>
    <style:style style:name="T37" style:family="text">
      <style:text-properties officeooo:rsid="00984037"/>
    </style:style>
    <style:style style:name="T38" style:family="text">
      <style:text-properties officeooo:rsid="009c0930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39"/>
      <text:p text:style-name="Standard"/>
      <text:table-index text:style-name="Sect1" text:protected="true" text:name="Tabellenregister1">
        <text:table-index-source text:caption-sequence-name="Table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register1_Head">
            <text:p text:style-name="Table_20_index_20_heading">List of tables</text:p>
          </text:index-title>
          <text:p text:style-name="P95">Tabel 1: params.txt<text:tab/>3</text:p>
          <text:p text:style-name="P95">Tabel 2: Widget mode<text:tab/>4</text:p>
          <text:p text:style-name="P95">Tabel 3: rdm_device.txt<text:tab/>4</text:p>
          <text:p text:style-name="P95">Tabel 4: Init function in main.c<text:tab/>5</text:p>
          <text:p text:style-name="P95">Tabel 5: Poll table in main.c<text:tab/>5</text:p>
          <text:p text:style-name="P95">Tabel 6: Event table in main.c<text:tab/>5</text:p>
          <text:p text:style-name="P95">Tabel 7: PL011<text:tab/>6</text:p>
          <text:p text:style-name="P95">Tabel 8: DMX data direction GPIO<text:tab/>6</text:p>
          <text:p text:style-name="P95">Tabel 9: FT245RL-GPIO<text:tab/>7</text:p>
        </text:index-body>
      </text:table-index>
      <text:p text:style-name="Standard"/>
      <text:p text:style-name="P44">Summary</text:p>
      <text:p text:style-name="P22"/>
      <text:p text:style-name="P24">The <text:span text:style-name="T20">open source software for the </text:span>Raspberry Pi RDM Controller with USB<text:span text:style-name="T16">[</text:span><text:span text:style-name="T16"><text:reference-ref text:reference-format="text" text:ref-name="product_id=154">4</text:reference-ref></text:span><text:span text:style-name="T16">]</text:span> is fully compatible with the Enttec USB Pro protocol<text:span text:style-name="T12">[</text:span><text:span text:style-name="T12"><text:reference-ref text:reference-format="text" text:ref-name="OLA_RDM_Sniffer">3</text:reference-ref></text:span><text:span text:style-name="T12">]</text:span>. <text:span text:style-name="T21">The main Widget source is written in ANSI-C, and it is hardware independent.</text:span></text:p>
      <text:p text:style-name="P24"/>
      <text:p text:style-name="P25">The firmware is <text:span text:style-name="T23">running</text:span> on bare-metal <text:span text:style-name="T38">Raspberry Pi for high precision DMX12 timing</text:span>. <text:span text:style-name="T22">It uses the FIQ for receiving the DMX data, and the IRQ for sending the DMX data. </text:span></text:p>
      <text:p text:style-name="P25"/>
      <text:p text:style-name="P32">The Widget is ANSI E1.11-2008 compliant (DMX512-A) and E1.20-2010 compliant (RDM).</text:p>
      <text:p text:style-name="P25"/>
      <text:p text:style-name="P26">The FT245RL USB to parallel interface is used for fast communication with the host.</text:p>
      <text:p text:style-name="P26"/>
      <text:p text:style-name="P27">The Widget configuration is stored on the sdcard. Hence <text:span text:style-name="T24">the configuration</text:span> is not lost when the Widget loses power.</text:p>
      <text:p text:style-name="P27"/>
      <text:p text:style-name="P28"><text:span text:style-name="T26">Y</text:span>ou can also set the RDM parameters; <text:span text:style-name="T25">Manufacturer name, Manufacturer </text:span>id and <text:span text:style-name="T25">D</text:span>evice label.</text:p>
      <text:p text:style-name="P28"/>
      <text:p text:style-name="P34"><text:span text:style-name="T27">In the Widget mode 3, there is support for the </text:span>OLA Enttec Sniffer software.</text:p>
      <text:p text:style-name="P34"/>
      <text:p text:style-name="P29"><text:span text:style-name="T28">Additional to the <text:s/>Enttec USB Pro protocol, there is a parameter in the Widget configuration which controls the DMX receive throttling </text:span>to ensure receiving software is n<text:span text:style-name="T34">o</text:span>t overloaded with too many <text:span text:style-name="T35">RDM512 packets</text:span> per second.</text:p>
      <text:p text:style-name="P29"/>
      <text:p text:style-name="P30">The Widget utilizes the HDMI output for <text:span text:style-name="T29">displaying</text:span> the real-time statistics and process information.</text:p>
      <text:p text:style-name="P30"/>
      <text:p text:style-name="P31">The Widget is extensively tested with the OLA RDM Test Server <text:span text:style-name="T36">and different devices.</text:span></text:p>
      <text:p text:style-name="P31"/>
      <text:p text:style-name="P36">When using a Raspberry Pi A+ <text:span text:style-name="T31">(running the firmware)</text:span> and for example a Raspberry 2 Model B host with a 5V2 2A power supply, then there is no need for a powered USB hub. <text:span text:style-name="T30">The Widget can directly powered from the host.</text:span></text:p>
      <text:p text:style-name="P36"/>
      <text:p text:style-name="P35">The Enttec USB Pro protocol is implemented in <text:a xlink:type="simple" xlink:href="https://github.com/vanvught/rpidmx512/blob/master/rpi_dmx_usb_pro/lib/widget.c" text:style-name="Internet_20_link" text:visited-style-name="Visited_20_Internet_20_Link">widget.c</text:a> and in <text:a xlink:type="simple" xlink:href="https://github.com/vanvught/rpidmx512/blob/master/rpi_dmx_usb_pro/lib/widget_usb.c" text:style-name="Internet_20_link" text:visited-style-name="Visited_20_Internet_20_Link">widget_usb.c</text:a></text:p>
      <text:p text:style-name="P35">The support for <text:span text:style-name="T27">the </text:span>OLA Enttec Sniffer software is implemented in <text:a xlink:type="simple" xlink:href="https://github.com/vanvught/rpidmx512/blob/master/rpi_dmx_usb_pro/lib/widget_sniffer.c" text:style-name="Internet_20_link" text:visited-style-name="Visited_20_Internet_20_Link">widget_sniffer.c</text:a></text:p>
      <text:p text:style-name="P35">The output for the external HDMI monitor is implemented in <text:a xlink:type="simple" xlink:href="https://github.com/vanvught/rpidmx512/blob/master/rpi_dmx_usb_pro/lib/widget_monitor.c" text:style-name="Internet_20_link" text:visited-style-name="Visited_20_Internet_20_Link">widget_monitor.c</text:a></text:p>
      <text:p text:style-name="P38">The support for saving the Widget configuration is implemented in <text:a xlink:type="simple" xlink:href="https://github.com/vanvught/rpidmx512/blob/master/rpi_dmx_usb_pro/lib/widget_params.c" text:style-name="Internet_20_link" text:visited-style-name="Visited_20_Internet_20_Link">widget_params.c</text:a></text:p>
      <text:p text:style-name="P37"/>
      <text:p text:style-name="P33">More information can be found here <text:a xlink:type="simple" xlink:href="http://www.raspberrypi-dmx.com/raspberry-pi-rdm-controller" text:style-name="Internet_20_link" text:visited-style-name="Visited_20_Internet_20_Link">http://www.raspberrypi-dmx.com/raspberry-pi-rdm-controller</text:a></text:p>
      <text:p text:style-name="P33"/>
      <text:p text:style-name="P33">The <text:span text:style-name="T37">complete </text:span>open source can be found her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<text:p text:style-name="P33"/>
      <text:p text:style-name="P33">The hardware is available from here <text:a xlink:type="simple" xlink:href="http://www.bitwizard.nl/shop/index.php?route=product/product&amp;product_id=154" text:style-name="Internet_20_link" text:visited-style-name="Visited_20_Internet_20_Link">http://www.bitwizard.nl/shop/index.php?route=product/product&amp;product_id=154</text:a></text:p>
      <text:p text:style-name="P33"/>
      <text:p text:style-name="P31"/>
      <text:p text:style-name="P32"/>
      <text:p text:style-name="P28"/>
      <text:p text:style-name="P28"/>
      <text:p text:style-name="P26"/>
      <text:p text:style-name="P43">Introduction</text:p>
      <text:p text:style-name="P2"/>
      <text:p text:style-name="P2">This document describes the <text:span text:style-name="T32">o</text:span>pen source Raspberry Pi RDM Controller with USB, DMX512 isolated board and compati<text:span text:style-name="T33">blitiy</text:span> with software that supports Enttec USB Pro.</text:p>
      <text:p text:style-name="P2"/>
      <text:p text:style-name="P2">Main features</text:p>
      <text:p text:style-name="P2"/>
      <text:list xml:id="list2148111409005219909" text:style-name="L5">
        <text:list-item>
          <text:p text:style-name="P97">Raspberry Pi baremetal programming controls DMX512 / RDM timing</text:p>
        </text:list-item>
        <text:list-item>
          <text:p text:style-name="P97">Open sourc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  </text:list-item>
        <text:list-item>
          <text:p text:style-name="P97">Supported operating systems: Windows, MAC OS, Linux</text:p>
        </text:list-item>
        <text:list-item>
          <text:p text:style-name="P97">Using the FT245RL USB to parallel interface for fast communication with the host</text:p>
        </text:list-item>
        <text:list-item>
          <text:p text:style-name="P97">DMX512 Transmitter or Receiver</text:p>
        </text:list-item>
        <text:list-item>
          <text:p text:style-name="P97">No external power supply required</text:p>
        </text:list-item>
        <text:list-item>
          <text:p text:style-name="P97">ANSI E1.11-2008 compliant (DMX512-A)</text:p>
        </text:list-item>
        <text:list-item>
          <text:p text:style-name="P97">E1.20-2010 compliant (RDM)</text:p>
        </text:list-item>
        <text:list-item>
          <text:p text:style-name="P97">Fully compatible with software suitable for ENTTEC USB Pro<text:span text:style-name="T14">[</text:span><text:span text:style-name="T14"><text:reference-ref text:reference-format="text" text:ref-name="Enttec">2</text:reference-ref></text:span><text:span text:style-name="T14">]</text:span></text:p>
        </text:list-item>
        <text:list-item>
          <text:p text:style-name="P97">Configuration is stored on the sdcard (file "<text:span text:style-name="T10">params.txt</text:span>")</text:p>
        </text:list-item>
        <text:list-item>
          <text:p text:style-name="P97">Set your own manufacturer name and id (file "<text:span text:style-name="T10">rdm_device.txt</text:span>")</text:p>
        </text:list-item>
        <text:list-item>
          <text:p text:style-name="P97">Compatible with OpenLighting rdmpro_sniffer<text:span text:style-name="T15">[</text:span><text:span text:style-name="T15"><text:reference-ref text:reference-format="text" text:ref-name="OLA_RDM_Sniffer">3</text:reference-ref></text:span><text:span text:style-name="T15">]</text:span> (<text:span text:style-name="T10">widget_mode=3</text:span>)</text:p>
        </text:list-item>
        <text:list-item>
          <text:p text:style-name="P97">DMX receive rate throttling option to ensure receiving software isn't overloaded with too many frames per second</text:p>
        </text:list-item>
        <text:list-item>
          <text:p text:style-name="P97">Real-time statistics and process information is available on external monitor</text:p>
        </text:list-item>
        <text:list-item>
          <text:p text:style-name="P97">UUID (or S/N) is based on MAC-address (works across all Raspberry Pi models)</text:p>
        </text:list-item>
      </text:list>
      <text:p text:style-name="P2"/>
      <text:p text:style-name="P3">Configuration</text:p>
      <text:p text:style-name="P3"/>
      <text:p text:style-name="P5">The Widget configuration is stored on the sdcard in the file "<text:span text:style-name="T10">params.txt</text:span>".</text:p>
      <text:p text:style-name="P5"/>
      <table:table table:name="params_txt" table:style-name="params_5f_txt">
        <table:table-column table:style-name="params_5f_txt.A"/>
        <table:table-column table:style-name="params_5f_txt.B"/>
        <table:table-column table:style-name="params_5f_txt.C"/>
        <table:table-header-rows>
          <table:table-row>
            <table:table-cell table:style-name="params_5f_txt.A1" office:value-type="string">
              <text:p text:style-name="P79">Widget Parameter</text:p>
            </table:table-cell>
            <table:table-cell table:style-name="params_5f_txt.A1" office:value-type="string">
              <text:p text:style-name="P79">Description</text:p>
            </table:table-cell>
            <table:table-cell table:style-name="params_5f_txt.C1" office:value-type="string">
              <text:p text:style-name="P87">Default</text:p>
            </table:table-cell>
          </table:table-row>
        </table:table-header-rows>
        <table:table-row>
          <table:table-cell table:style-name="params_5f_txt.A2" office:value-type="string">
            <text:p text:style-name="P45">dmxusbpro_break_time</text:p>
          </table:table-cell>
          <table:table-cell table:style-name="params_5f_txt.A2" office:value-type="string">
            <text:p text:style-name="P45">DMX output break time in 10.67 microsecond units. Valid range is 9 to 127.</text:p>
          </table:table-cell>
          <table:table-cell table:style-name="params_5f_txt.C2" office:value-type="string">
            <text:p text:style-name="P70">9</text:p>
          </table:table-cell>
        </table:table-row>
        <table:table-row>
          <table:table-cell table:style-name="params_5f_txt.A2" office:value-type="string">
            <text:p text:style-name="P45">dmxusbpro_mab_time</text:p>
          </table:table-cell>
          <table:table-cell table:style-name="params_5f_txt.A2" office:value-type="string">
            <text:p text:style-name="P46">DMX output Mark After Break time in 10.67 microsecond units. Valid range is 1 to 127.</text:p>
          </table:table-cell>
          <table:table-cell table:style-name="params_5f_txt.C2" office:value-type="string">
            <text:p text:style-name="P70">1</text:p>
          </table:table-cell>
        </table:table-row>
        <table:table-row>
          <table:table-cell table:style-name="params_5f_txt.A2" office:value-type="string">
            <text:p text:style-name="P45">dmxusbpro_refresh_rate</text:p>
          </table:table-cell>
          <table:table-cell table:style-name="params_5f_txt.A2" office:value-type="string">
            <text:p text:style-name="P47">DMX output rate in packets per second. 0 for fastest rate possible.</text:p>
          </table:table-cell>
          <table:table-cell table:style-name="params_5f_txt.C2" office:value-type="string">
            <text:p text:style-name="P70">40</text:p>
          </table:table-cell>
        </table:table-row>
        <table:table-row>
          <table:table-cell table:style-name="params_5f_txt.A2" office:value-type="string">
            <text:p text:style-name="P45">dmx_send_to_host_throttle</text:p>
          </table:table-cell>
          <table:table-cell table:style-name="params_5f_txt.A2" office:value-type="string">
            <text:p text:style-name="P47">DMX receive rate throttling option in updates per second. 0 is as fast as possible.</text:p>
          </table:table-cell>
          <table:table-cell table:style-name="params_5f_txt.C2" office:value-type="string">
            <text:p text:style-name="P70">0</text:p>
          </table:table-cell>
        </table:table-row>
        <table:table-row>
          <table:table-cell table:style-name="params_5f_txt.A2" office:value-type="string">
            <text:p text:style-name="P45">widget_mode</text:p>
          </table:table-cell>
          <table:table-cell table:style-name="params_5f_txt.A2" office:value-type="string">
            <text:p text:style-name="P48">The widget mode. See <text:span text:style-name="T2">table</text:span> “<text:sequence-ref text:reference-format="caption" text:ref-name="refTable1">Widget mode</text:sequence-ref>“ for the supported values</text:p>
          </table:table-cell>
          <table:table-cell table:style-name="params_5f_txt.C2" office:value-type="string">
            <text:p text:style-name="P70">2</text:p>
          </table:table-cell>
        </table:table-row>
      </table:table>
      <text:p text:style-name="Table">Tabel <text:sequence text:ref-name="refTable0" text:name="Table" text:formula="ooow:Table+1" style:num-format="1">1</text:sequence>: params.txt</text:p>
      <text:p text:style-name="P4"><office:annotation><dc:creator>Ajan van Vught</dc:creator><dc:date>2015-08-30T15:13:53</dc:date><loext:sender-initials>AvV</loext:sender-initials><text:list text:style-name=""><text:list-item><text:p text:style-name="P98"><text:span text:style-name="T39">Updates are written to SDCARD</text:span></text:p></text:list-item></text:list></office:annotation></text:p>
      <table:table table:name="mode" table:style-name="mode">
        <table:table-column table:style-name="mode.A"/>
        <table:table-column table:style-name="mode.B"/>
        <table:table-header-rows>
          <text:soft-page-break/>
          <table:table-row>
            <table:table-cell table:style-name="mode.A1" office:value-type="string">
              <text:p text:style-name="P80">Value</text:p>
            </table:table-cell>
            <table:table-cell table:style-name="mode.B1" office:value-type="string">
              <text:p text:style-name="P80">Description</text:p>
            </table:table-cell>
          </table:table-row>
        </table:table-header-rows>
        <table:table-row>
          <table:table-cell table:style-name="mode.A2" office:value-type="string">
            <text:p text:style-name="P50">0</text:p>
          </table:table-cell>
          <table:table-cell table:style-name="mode.B2" office:value-type="string">
            <text:p text:style-name="P49">Mode 1 + 2</text:p>
          </table:table-cell>
        </table:table-row>
        <table:table-row>
          <table:table-cell table:style-name="mode.A2" office:value-type="string">
            <text:p text:style-name="P50">1</text:p>
          </table:table-cell>
          <table:table-cell table:style-name="mode.B2" office:value-type="string">
            <text:p text:style-name="P49">Normal DMX firmware. Supports all messages except Send RDM (label=7), Send RDM Discovery Request(label=11) and receive RDM</text:p>
          </table:table-cell>
        </table:table-row>
        <table:table-row>
          <table:table-cell table:style-name="mode.A2" office:value-type="string">
            <text:p text:style-name="P50">2</text:p>
          </table:table-cell>
          <table:table-cell table:style-name="mode.B2" office:value-type="string">
            <text:p text:style-name="P49">RDM firmware. This enables the Widget to act as an RDM Controller.</text:p>
          </table:table-cell>
        </table:table-row>
        <table:table-row>
          <table:table-cell table:style-name="mode.A2" office:value-type="string">
            <text:p text:style-name="P50">3</text:p>
          </table:table-cell>
          <table:table-cell table:style-name="mode.B2" office:value-type="string">
            <text:p text:style-name="P52">RDM Sniffer firmware. This is for use with the Openlighting RDM packet monitoring application<text:span text:style-name="T15">[</text:span><text:span text:style-name="T15"><text:reference-ref text:reference-format="text" text:ref-name="OLA_RDM_Sniffer">3</text:reference-ref></text:span><text:span text:style-name="T15">]</text:span>.</text:p>
          </table:table-cell>
        </table:table-row>
      </table:table>
      <text:p text:style-name="Table">Tabel <text:sequence text:ref-name="refTable1" text:name="Table" text:formula="ooow:Table+1" style:num-format="1">2</text:sequence>: Widget mode</text:p>
      <text:p text:style-name="P4"/>
      <text:p text:style-name="P6">Example :</text:p>
      <text:p text:style-name="P92">#dmxusbpro_break_time=<text:line-break/>#dmxusbpro_mab_time=<text:line-break/>#dmxusbpro_refresh_rate=0<text:line-break/>widget_mode=0<text:line-break/>#dmx_send_to_host_throttle=20</text:p>
      <text:p text:style-name="P6"/>
      <text:p text:style-name="P7">The RDM device configuration is stored on the sdcard in the file "rdm_device.txt". <text:span text:style-name="T4"><text:s/></text:span></text:p>
      <text:p text:style-name="P6"/>
      <table:table table:name="rdm_device_txt" table:style-name="rdm_5f_device_5f_txt">
        <table:table-column table:style-name="rdm_5f_device_5f_txt.A"/>
        <table:table-column table:style-name="rdm_5f_device_5f_txt.B"/>
        <table:table-column table:style-name="rdm_5f_device_5f_txt.C"/>
        <table:table-header-rows>
          <table:table-row>
            <table:table-cell table:style-name="rdm_5f_device_5f_txt.A1" office:value-type="string">
              <text:p text:style-name="P81">Name</text:p>
            </table:table-cell>
            <table:table-cell table:style-name="rdm_5f_device_5f_txt.A1" office:value-type="string">
              <text:p text:style-name="P81">Description</text:p>
            </table:table-cell>
            <table:table-cell table:style-name="rdm_5f_device_5f_txt.C1" office:value-type="string">
              <text:p text:style-name="P86">Label</text:p>
            </table:table-cell>
          </table:table-row>
        </table:table-header-rows>
        <table:table-row>
          <table:table-cell table:style-name="rdm_5f_device_5f_txt.A2" office:value-type="string">
            <text:p text:style-name="P53">manufacturer_name</text:p>
          </table:table-cell>
          <table:table-cell table:style-name="rdm_5f_device_5f_txt.A2" office:value-type="string">
            <text:p text:style-name="P54">Manufacturer Name (maximum length is 32 characters) .</text:p>
          </table:table-cell>
          <table:table-cell table:style-name="rdm_5f_device_5f_txt.C2" table:number-rows-spanned="2" office:value-type="string">
            <text:p text:style-name="P55"><text:a xlink:type="simple" xlink:href="https://wiki.openlighting.org/index.php/USB_Protocol_Extensions#Device_Manufacturer.2C_Label_.3D_77.2C_no_data" text:style-name="Internet_20_link" text:visited-style-name="Visited_20_Internet_20_Link">77</text:a></text:p>
          </table:table-cell>
        </table:table-row>
        <table:table-row>
          <table:table-cell table:style-name="rdm_5f_device_5f_txt.A2" office:value-type="string">
            <text:p text:style-name="P53">manufacturer_id</text:p>
          </table:table-cell>
          <table:table-cell table:style-name="rdm_5f_device_5f_txt.A2" office:value-type="string">
            <text:p text:style-name="P54">Manufacturer ID : <text:a xlink:type="simple" xlink:href="http://tsp.plasa.org/tsp/working_groups/CP/mfctrIDs.php" text:style-name="Internet_20_link" text:visited-style-name="Visited_20_Internet_20_Link">http://tsp.plasa.org/tsp/working_groups/CP/mfctrIDs.php</text:a></text:p>
          </table:table-cell>
          <table:covered-table-cell/>
        </table:table-row>
        <table:table-row>
          <table:table-cell table:style-name="rdm_5f_device_5f_txt.A2" office:value-type="string">
            <text:p text:style-name="P53">device_label</text:p>
          </table:table-cell>
          <table:table-cell table:style-name="rdm_5f_device_5f_txt.A2" office:value-type="string">
            <text:p text:style-name="P54">Descriptive label for the device (maximum length is 32 characters). </text:p>
          </table:table-cell>
          <table:table-cell table:style-name="rdm_5f_device_5f_txt.C4" office:value-type="string">
            <text:p text:style-name="P69"><text:a xlink:type="simple" xlink:href="https://wiki.openlighting.org/index.php/USB_Protocol_Extensions#Device_Name.2C_Label_.3D_78.2C_no_data" text:style-name="Internet_20_link" text:visited-style-name="Visited_20_Internet_20_Link">78</text:a></text:p>
          </table:table-cell>
        </table:table-row>
      </table:table>
      <text:p text:style-name="Table">Tabel <text:sequence text:ref-name="refTable2" text:name="Table" text:formula="ooow:Table+1" style:num-format="1">3</text:sequence>: rdm_device.txt</text:p>
      <text:p text:style-name="P8">Example:</text:p>
      <text:p text:style-name="P93">manufacturer_name=Open Lighting<text:line-break/>#manufacturer_id=7A70<text:line-break/>#device_label=</text:p>
      <text:p text:style-name="P8"/>
      <text:p text:style-name="P41">Software</text:p>
      <text:p text:style-name="P13"/>
      <text:p text:style-name="P13"/>
      <table:table table:name="init" table:style-name="init">
        <table:table-column table:style-name="init.A"/>
        <table:table-column table:style-name="init.B"/>
        <table:table-column table:style-name="init.C"/>
        <table:table-header-rows>
          <table:table-row>
            <table:table-cell table:style-name="init.A1" office:value-type="string">
              <text:p text:style-name="P85">Init functions</text:p>
            </table:table-cell>
            <table:table-cell table:style-name="init.B1" office:value-type="string">
              <text:p text:style-name="P85">Source file</text:p>
            </table:table-cell>
            <table:table-cell table:style-name="init.C1" office:value-type="string">
              <text:p text:style-name="P85">Library</text:p>
            </table:table-cell>
          </table:table-row>
        </table:table-header-rows>
        <table:table-row>
          <table:table-cell table:style-name="init.A2" office:value-type="string">
            <text:p text:style-name="P68">hardware_init</text:p>
          </table:table-cell>
          <table:table-cell table:style-name="init.B2" office:value-type="string">
            <text:p text:style-name="P68">hardware.c</text:p>
          </table:table-cell>
          <table:table-cell table:style-name="init.C2" office:value-type="string">
            <text:p text:style-name="P68">hal</text:p>
          </table:table-cell>
        </table:table-row>
        <table:table-row>
          <table:table-cell table:style-name="init.A2" office:value-type="string">
            <text:p text:style-name="P68">usb_init</text:p>
          </table:table-cell>
          <table:table-cell table:style-name="init.B2" office:value-type="string">
            <text:p text:style-name="P68">usb.c</text:p>
          </table:table-cell>
          <table:table-cell table:style-name="init.C2" office:value-type="string">
            <text:p text:style-name="P68">hal</text:p>
          </table:table-cell>
        </table:table-row>
        <table:table-row>
          <table:table-cell table:style-name="init.A2" office:value-type="string">
            <text:p text:style-name="P68">dmx_init</text:p>
          </table:table-cell>
          <table:table-cell table:style-name="init.B2" office:value-type="string">
            <text:p text:style-name="P68">dmx.c</text:p>
          </table:table-cell>
          <table:table-cell table:style-name="init.C2" office:value-type="string">
            <text:p text:style-name="P68">n.a.</text:p>
          </table:table-cell>
        </table:table-row>
        <table:table-row>
          <table:table-cell table:style-name="init.A2" office:value-type="string">
            <text:p text:style-name="P68">widget_params_init</text:p>
          </table:table-cell>
          <table:table-cell table:style-name="init.B2" office:value-type="string">
            <text:p text:style-name="P68">widget_params.c</text:p>
          </table:table-cell>
          <table:table-cell table:style-name="init.C2" office:value-type="string">
            <text:p text:style-name="P68">n.a.</text:p>
          </table:table-cell>
        </table:table-row>
        <table:table-row>
          <table:table-cell table:style-name="init.A2" office:value-type="string">
            <text:p text:style-name="P68">rdm_device_info_init</text:p>
          </table:table-cell>
          <table:table-cell table:style-name="init.B2" office:value-type="string">
            <text:p text:style-name="P68">rdm_device_info.c</text:p>
          </table:table-cell>
          <table:table-cell table:style-name="init.C2" office:value-type="string">
            <text:p text:style-name="P68">n.a.</text:p>
          </table:table-cell>
        </table:table-row>
      </table:table>
      <text:p text:style-name="Table">Tabel <text:sequence text:ref-name="refTable3" text:name="Table" text:formula="ooow:Table+1" style:num-format="1">4</text:sequence>: Init function<text:span text:style-name="T19">s</text:span> in main.c</text:p>
      <text:p text:style-name="P13"/>
      <table:table table:name="main_poll_table" table:style-name="main_5f_poll_5f_table">
        <table:table-column table:style-name="main_5f_poll_5f_table.A"/>
        <table:table-column table:style-name="main_5f_poll_5f_table.B"/>
        <table:table-header-rows>
          <table:table-row>
            <table:table-cell table:style-name="main_5f_poll_5f_table.A1" office:value-type="string">
              <text:p text:style-name="P83">Function</text:p>
            </table:table-cell>
            <table:table-cell table:style-name="main_5f_poll_5f_table.B1" office:value-type="string">
              <text:p text:style-name="P83">Source file</text:p>
            </table:table-cell>
          </table:table-row>
        </table:table-header-rows>
        <table:table-row>
          <table:table-cell table:style-name="main_5f_poll_5f_table.A2" office:value-type="string">
            <text:p text:style-name="P66">widget_receive_data_from_hos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received_dmx_packe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received_rdm_packe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rdm_timeou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sniffer_rdm</text:p>
          </table:table-cell>
          <table:table-cell table:style-name="main_5f_poll_5f_table.B2" office:value-type="string">
            <text:p text:style-name="P66">widget_sniffer.c</text:p>
          </table:table-cell>
        </table:table-row>
        <table:table-row>
          <table:table-cell table:style-name="main_5f_poll_5f_table.A2" office:value-type="string">
            <text:p text:style-name="P66">widget_sniffer_dmx</text:p>
          </table:table-cell>
          <table:table-cell table:style-name="main_5f_poll_5f_table.B2" office:value-type="string">
            <text:p text:style-name="P66">widget_sniffer.c</text:p>
          </table:table-cell>
        </table:table-row>
      </table:table>
      <text:p text:style-name="Table">Tabel <text:sequence text:ref-name="refTable4" text:name="Table" text:formula="ooow:Table+1" style:num-format="1">5</text:sequence>: Poll table in main.c</text:p>
      <text:p text:style-name="P13"/>
      <table:table table:name="Tabel1" table:style-name="Tabel1">
        <table:table-column table:style-name="Tabel1.A"/>
        <table:table-column table:style-name="Tabel1.B"/>
        <table:table-column table:style-name="Tabel1.C"/>
        <table:table-header-rows>
          <table:table-row>
            <table:table-cell table:style-name="Tabel1.A1" office:value-type="string">
              <text:p text:style-name="P84">Function</text:p>
            </table:table-cell>
            <table:table-cell table:style-name="Tabel1.A1" office:value-type="string">
              <text:p text:style-name="P84">Source file</text:p>
            </table:table-cell>
            <table:table-cell table:style-name="Tabel1.C1" office:value-type="string">
              <text:p text:style-name="P84">Time</text:p>
            </table:table-cell>
          </table:table-row>
        </table:table-header-rows>
        <table:table-row>
          <table:table-cell table:style-name="Tabel1.A2" office:value-type="string">
            <text:p text:style-name="P67">monitor_update</text:p>
          </table:table-cell>
          <table:table-cell table:style-name="Tabel1.A2" office:value-type="string">
            <text:p text:style-name="P67">widget_monitor.c</text:p>
          </table:table-cell>
          <table:table-cell table:style-name="Tabel1.C2" office:value-type="string">
            <text:p text:style-name="P67">1 sec</text:p>
          </table:table-cell>
        </table:table-row>
      </table:table>
      <text:p text:style-name="Table">Tabel <text:sequence text:ref-name="refTable5" text:name="Table" text:formula="ooow:Table+1" style:num-format="1">6</text:sequence>: Event table in main.c</text:p>
      <text:p text:style-name="P14"/>
      <text:p text:style-name="P17">PL011</text:p>
      <text:p text:style-name="P14"/>
      <text:p text:style-name="P16">The BCM2835 device has two UARTS. One mini UART and one PL011 UART. The PL011 UART is used for the DMX <text:span text:style-name="T5">protocol support</text:span>.</text:p>
      <text:p text:style-name="P16"/>
      <text:p text:style-name="P17">The UART clock rate is <text:span text:style-name="T9">set to 4Mhz</text:span> using the VideoCore mailbox function: bcm2835_vc_set_clock_rate(BCM2835_VC_CLOCK_ID_UART, 4000000)<office:annotation><dc:creator>Ajan van Vught</dc:creator><dc:date>2015-08-30T21:53:39</dc:date><loext:sender-initials>AvV</loext:sender-initials><text:list text:continue-numbering="true" text:style-name=""><text:list-item><text:p text:style-name="P99"><text:span text:style-name="T39">Code formatting</text:span></text:p></text:list-item></text:list></office:annotation></text:p>
      <text:p text:style-name="P17"/>
      <text:p text:style-name="P18">With a 4Mhz UART clock rate the <text:span text:style-name="T7">Integer Baud Rate Divisor register (</text:span>IBRD<text:span text:style-name="T7">)</text:span> is to 1 (4000000 / (16 * 250000)), <text:s/>and the <text:span text:style-name="T8">Fractional Baud Rate Divisor </text:span>register <text:span text:style-name="T8">(</text:span>FBRD<text:span text:style-name="T8">)</text:span> is set to 0.</text:p>
      <text:p text:style-name="P18"/>
      <text:p text:style-name="P19">The Line Control Register (LCRH) is set to <text:span text:style-name="T10">PL011_LCRH_WLEN8 | PL011_LCRH_STP2</text:span>. That is parity is disabled and no parity bit added to the data frame, two stop bits are transmitted at the end of</text:p>
      <text:p text:style-name="P19">the frame, FIFOs are disabled (character mode) that is, the FIFOs become 1-byte-deep holding registers and 8 bits of data is transmitted or received in a frame.</text:p>
      <text:p text:style-name="P19"/>
      <text:p text:style-name="P20">The complete <text:span text:style-name="T11">PL011</text:span> initiation can be found in function static void pl011_init(void).<office:annotation><dc:creator>Ajan van Vught</dc:creator><dc:date>2015-08-30T22:02:41</dc:date><loext:sender-initials>AvV</loext:sender-initials><text:list text:continue-numbering="true" text:style-name=""><text:list-item><text:p text:style-name="P99"><text:span text:style-name="T39">Code formatting and github link</text:span></text:p></text:list-item></text:list></office:annotation></text:p>
      <text:p text:style-name="P18"/>
      <text:p text:style-name="P40">Hardware</text:p>
      <text:p text:style-name="P9"/>
      <text:p text:style-name="P15">PL011</text:p>
      <text:p text:style-name="P15"/>
      <text:p text:style-name="P15"/>
      <text:p text:style-name="P15"/>
      <text:p text:style-name="P10"/>
      <table:table table:name="PL011_GPIO" table:style-name="PL011_5f_GPIO">
        <table:table-column table:style-name="PL011_5f_GPIO.A"/>
        <table:table-column table:style-name="PL011_5f_GPIO.B"/>
        <table:table-column table:style-name="PL011_5f_GPIO.C"/>
        <table:table-column table:style-name="PL011_5f_GPIO.D"/>
        <table:table-header-rows>
          <table:table-row>
            <table:table-cell table:style-name="PL011_5f_GPIO.A1" office:value-type="string">
              <text:p text:style-name="P89">RPi</text:p>
              <text:p text:style-name="P89">P1</text:p>
            </table:table-cell>
            <table:table-cell table:style-name="PL011_5f_GPIO.A1" office:value-type="string">
              <text:p text:style-name="P89">SoC</text:p>
              <text:p text:style-name="P89">Broadcom</text:p>
            </table:table-cell>
            <table:table-cell table:style-name="PL011_5f_GPIO.A1" office:value-type="string">
              <text:p text:style-name="P89">Description</text:p>
            </table:table-cell>
            <table:table-cell table:style-name="PL011_5f_GPIO.D1" office:value-type="string">
              <text:p text:style-name="P90">FSEL</text:p>
            </table:table-cell>
          </table:table-row>
        </table:table-header-rows>
        <table:table-row>
          <table:table-cell table:style-name="PL011_5f_GPIO.A2" office:value-type="string">
            <text:p text:style-name="P75">8</text:p>
          </table:table-cell>
          <table:table-cell table:style-name="PL011_5f_GPIO.A2" office:value-type="string">
            <text:p text:style-name="P73">GPIO1<text:span text:style-name="T6">4</text:span></text:p>
          </table:table-cell>
          <table:table-cell table:style-name="PL011_5f_GPIO.A2" office:value-type="string">
            <text:p text:style-name="P74">PL011 TXD</text:p>
          </table:table-cell>
          <table:table-cell table:style-name="PL011_5f_GPIO.D2" office:value-type="string">
            <text:p text:style-name="P76">ALT0</text:p>
          </table:table-cell>
        </table:table-row>
        <table:table-row>
          <table:table-cell table:style-name="PL011_5f_GPIO.A2" office:value-type="string">
            <text:p text:style-name="P75">10</text:p>
          </table:table-cell>
          <table:table-cell table:style-name="PL011_5f_GPIO.A2" office:value-type="string">
            <text:p text:style-name="P73">GPIO1<text:span text:style-name="T6">5</text:span></text:p>
          </table:table-cell>
          <table:table-cell table:style-name="PL011_5f_GPIO.A2" office:value-type="string">
            <text:p text:style-name="P74">PL011 RXD</text:p>
          </table:table-cell>
          <table:table-cell table:style-name="PL011_5f_GPIO.D2" office:value-type="string">
            <text:p text:style-name="P76">ALT0</text:p>
          </table:table-cell>
        </table:table-row>
      </table:table>
      <text:p text:style-name="P94">Tabel <text:sequence text:ref-name="refTable6" text:name="Table" text:formula="ooow:Table+1" style:num-format="1">7</text:sequence>: <text:span text:style-name="T6">PL011</text:span></text:p>
      <text:p text:style-name="P10"/>
      <text:p text:style-name="P10"/>
      <table:table table:name="data_direction" table:style-name="data_5f_direction">
        <table:table-column table:style-name="data_5f_direction.A"/>
        <table:table-column table:style-name="data_5f_direction.B"/>
        <table:table-column table:style-name="data_5f_direction.C"/>
        <table:table-column table:style-name="data_5f_direction.D"/>
        <table:table-header-rows>
          <table:table-row>
            <table:table-cell table:style-name="data_5f_direction.A1" office:value-type="string">
              <text:p text:style-name="P88">RPi</text:p>
              <text:p text:style-name="P88">P1</text:p>
            </table:table-cell>
            <table:table-cell table:style-name="data_5f_direction.A1" office:value-type="string">
              <text:p text:style-name="P88">SoC</text:p>
              <text:p text:style-name="P88">Broadcom</text:p>
            </table:table-cell>
            <table:table-cell table:style-name="data_5f_direction.A1" office:value-type="string">
              <text:p text:style-name="P88">Description</text:p>
            </table:table-cell>
            <table:table-cell table:style-name="data_5f_direction.D1" office:value-type="string">
              <text:p text:style-name="P91">FSEL</text:p>
            </table:table-cell>
          </table:table-row>
        </table:table-header-rows>
        <table:table-row>
          <table:table-cell table:style-name="data_5f_direction.A2" office:value-type="string">
            <text:p text:style-name="P72">12</text:p>
          </table:table-cell>
          <table:table-cell table:style-name="data_5f_direction.A2" office:value-type="string">
            <text:p text:style-name="P72">GPIO18</text:p>
          </table:table-cell>
          <table:table-cell table:style-name="data_5f_direction.A2" office:value-type="string">
            <text:p text:style-name="P71">0 = input / 1 = output</text:p>
          </table:table-cell>
          <table:table-cell table:style-name="data_5f_direction.D2" office:value-type="string">
            <text:p text:style-name="P77">OUTP</text:p>
          </table:table-cell>
        </table:table-row>
      </table:table>
      <text:p text:style-name="Table">Tabel <text:sequence text:ref-name="refTable7" text:name="Table" text:formula="ooow:Table+1" style:num-format="1">8</text:sequence>: DMX data direction GPIO</text:p>
      <text:p text:style-name="P9"/>
      <text:p text:style-name="P9">The FT245RL USB to parallel interface is used for fast communication with the host. Table \ref{table:ft245rl} refers to the connection details.<text:line-break/><text:line-break/>The 8 bits data for reading from the USB is available from bcm2835 register GPLEV0. The data is read as follows:</text:p>
      <text:p text:style-name="P9"><office:annotation><dc:creator>Ajan van Vught</dc:creator><dc:date>2015-08-30T15:28:17</dc:date><loext:sender-initials>AvV</loext:sender-initials><text:list text:continue-numbering="true" text:style-name=""><text:list-item><text:p text:style-name="P98"><text:span text:style-name="T39">Insert source code</text:span></text:p></text:list-item></text:list></office:annotation></text:p>
      <text:p text:style-name="P9"/>
      <text:p text:style-name="P9"/>
      <text:p text:style-name="P12">Hence it is save to write 32-bits to bcm2835 register GPSET0. Quote from <text:span text:style-name="T13">[</text:span><text:span text:style-name="T12"><text:reference-ref text:reference-format="text" text:ref-name="Broadcom">1</text:reference-ref></text:span><text:span text:style-name="T13">]</text:span> `The SET{n} field defines the respective GPIO pin to set, writing a “0” to the field has no effect. If the GPIO pin is being used as in input (by default) then the value in the SET{n} field is ignored.' The same applies for writing to the bcm2835 register GPCLR0. Quote from the <text:s/><text:span text:style-name="T13">[</text:span><text:span text:style-name="T12"><text:reference-ref text:reference-format="text" text:ref-name="Broadcom">1</text:reference-ref></text:span><text:span text:style-name="T13">]</text:span> : `The CLR{n} field defines the respective GPIO pin to clear, writing a “0” to the field has no effect.'</text:p>
      <text:p text:style-name="P11"/>
      <table:table table:name="ft245rl_gpio" table:style-name="ft245rl_5f_gpio">
        <table:table-column table:style-name="ft245rl_5f_gpio.A"/>
        <table:table-column table:style-name="ft245rl_5f_gpio.B"/>
        <table:table-column table:style-name="ft245rl_5f_gpio.C"/>
        <table:table-column table:style-name="ft245rl_5f_gpio.D"/>
        <table:table-header-rows>
          <text:soft-page-break/>
          <table:table-row>
            <table:table-cell table:style-name="ft245rl_5f_gpio.A1" office:value-type="string">
              <text:p text:style-name="P82">RPi</text:p>
              <text:p text:style-name="P82">P1</text:p>
            </table:table-cell>
            <table:table-cell table:style-name="ft245rl_5f_gpio.A1" office:value-type="string">
              <text:p text:style-name="P82">SoC</text:p>
              <text:p text:style-name="P82">Broadcom</text:p>
            </table:table-cell>
            <table:table-cell table:style-name="ft245rl_5f_gpio.A1" office:value-type="string">
              <text:p text:style-name="Table_20_Heading"/>
            </table:table-cell>
            <table:table-cell table:style-name="ft245rl_5f_gpio.D1" office:value-type="string">
              <text:p text:style-name="P82">USB</text:p>
              <text:p text:style-name="P82">FT245RL</text:p>
            </table:table-cell>
          </table:table-row>
        </table:table-header-rows>
        <table:table-row>
          <table:table-cell table:style-name="ft245rl_5f_gpio.A2" office:value-type="string">
            <text:p text:style-name="P56">3</text:p>
          </table:table-cell>
          <table:table-cell table:style-name="ft245rl_5f_gpio.A2" office:value-type="string">
            <text:p text:style-name="P56">GPIO02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0</text:p>
          </table:table-cell>
        </table:table-row>
        <table:table-row>
          <table:table-cell table:style-name="ft245rl_5f_gpio.A2" office:value-type="string">
            <text:p text:style-name="P63">5</text:p>
          </table:table-cell>
          <table:table-cell table:style-name="ft245rl_5f_gpio.A2" office:value-type="string">
            <text:p text:style-name="P58">GPIO<text:span text:style-name="T3">03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1</text:p>
          </table:table-cell>
        </table:table-row>
        <table:table-row>
          <table:table-cell table:style-name="ft245rl_5f_gpio.A2" office:value-type="string">
            <text:p text:style-name="P63">7</text:p>
          </table:table-cell>
          <table:table-cell table:style-name="ft245rl_5f_gpio.A2" office:value-type="string">
            <text:p text:style-name="P58">GPIO<text:span text:style-name="T3">04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2</text:p>
          </table:table-cell>
        </table:table-row>
        <table:table-row>
          <table:table-cell table:style-name="ft245rl_5f_gpio.A2" office:value-type="string">
            <text:p text:style-name="P63">26</text:p>
          </table:table-cell>
          <table:table-cell table:style-name="ft245rl_5f_gpio.A2" office:value-type="string">
            <text:p text:style-name="P58">GPIO<text:span text:style-name="T3">07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3</text:p>
          </table:table-cell>
        </table:table-row>
        <table:table-row>
          <table:table-cell table:style-name="ft245rl_5f_gpio.A2" office:value-type="string">
            <text:p text:style-name="P63">24</text:p>
          </table:table-cell>
          <table:table-cell table:style-name="ft245rl_5f_gpio.A2" office:value-type="string">
            <text:p text:style-name="P58">GPIO<text:span text:style-name="T3">08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4</text:p>
          </table:table-cell>
        </table:table-row>
        <table:table-row>
          <table:table-cell table:style-name="ft245rl_5f_gpio.A2" office:value-type="string">
            <text:p text:style-name="P63">21</text:p>
          </table:table-cell>
          <table:table-cell table:style-name="ft245rl_5f_gpio.A2" office:value-type="string">
            <text:p text:style-name="P58">GPIO<text:span text:style-name="T3">09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5</text:p>
          </table:table-cell>
        </table:table-row>
        <table:table-row>
          <table:table-cell table:style-name="ft245rl_5f_gpio.A2" office:value-type="string">
            <text:p text:style-name="P63">19</text:p>
          </table:table-cell>
          <table:table-cell table:style-name="ft245rl_5f_gpio.A2" office:value-type="string">
            <text:p text:style-name="P58">GPIO<text:span text:style-name="T3">10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6</text:p>
          </table:table-cell>
        </table:table-row>
        <table:table-row>
          <table:table-cell table:style-name="ft245rl_5f_gpio.A2" office:value-type="string">
            <text:p text:style-name="P63">23</text:p>
          </table:table-cell>
          <table:table-cell table:style-name="ft245rl_5f_gpio.A2" office:value-type="string">
            <text:p text:style-name="P58">GPIO<text:span text:style-name="T3">11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7</text:p>
          </table:table-cell>
        </table:table-row>
        <table:table-row>
          <table:table-cell table:style-name="ft245rl_5f_gpio.A2" office:value-type="string">
            <text:p text:style-name="P57">15</text:p>
          </table:table-cell>
          <table:table-cell table:style-name="ft245rl_5f_gpio.A2" office:value-type="string">
            <text:p text:style-name="P57">GPIO22</text:p>
          </table:table-cell>
          <table:table-cell table:style-name="ft245rl_5f_gpio.A2" office:value-type="string">
            <text:p text:style-name="P64"></text:p>
          </table:table-cell>
          <table:table-cell table:style-name="ft245rl_5f_gpio.D2" office:value-type="string">
            <text:p text:style-name="P56">WR</text:p>
          </table:table-cell>
        </table:table-row>
        <table:table-row>
          <table:table-cell table:style-name="ft245rl_5f_gpio.A2" office:value-type="string">
            <text:p text:style-name="P57">16</text:p>
          </table:table-cell>
          <table:table-cell table:style-name="ft245rl_5f_gpio.A2" office:value-type="string">
            <text:p text:style-name="P57">GPIO23</text:p>
          </table:table-cell>
          <table:table-cell table:style-name="ft245rl_5f_gpio.A2" office:value-type="string">
            <text:p text:style-name="P64"></text:p>
          </table:table-cell>
          <table:table-cell table:style-name="ft245rl_5f_gpio.D2" office:value-type="string">
            <text:p text:style-name="P62">RD</text:p>
          </table:table-cell>
        </table:table-row>
        <table:table-row>
          <table:table-cell table:style-name="ft245rl_5f_gpio.A2" office:value-type="string">
            <text:p text:style-name="P59">18</text:p>
          </table:table-cell>
          <table:table-cell table:style-name="ft245rl_5f_gpio.A2" office:value-type="string">
            <text:p text:style-name="P59">GPIO24</text:p>
          </table:table-cell>
          <table:table-cell table:style-name="ft245rl_5f_gpio.A2" office:value-type="string">
            <text:p text:style-name="P65"></text:p>
          </table:table-cell>
          <table:table-cell table:style-name="ft245rl_5f_gpio.D2" office:value-type="string">
            <text:p text:style-name="P60">TXE</text:p>
          </table:table-cell>
        </table:table-row>
        <table:table-row>
          <table:table-cell table:style-name="ft245rl_5f_gpio.A2" office:value-type="string">
            <text:p text:style-name="P59">22</text:p>
          </table:table-cell>
          <table:table-cell table:style-name="ft245rl_5f_gpio.A2" office:value-type="string">
            <text:p text:style-name="P59">GPIO25</text:p>
          </table:table-cell>
          <table:table-cell table:style-name="ft245rl_5f_gpio.A2" office:value-type="string">
            <text:p text:style-name="P65"></text:p>
          </table:table-cell>
          <table:table-cell table:style-name="ft245rl_5f_gpio.D2" office:value-type="string">
            <text:p text:style-name="P61">RXF</text:p>
          </table:table-cell>
        </table:table-row>
      </table:table>
      <text:p text:style-name="Table">Tabel <text:sequence text:ref-name="refTable8" text:name="Table" text:formula="ooow:Table+1" style:num-format="1">9</text:sequence>: FT245RL-GPIO</text:p>
      <text:p text:style-name="P11"/>
      <text:p text:style-name="P42">References</text:p>
      <text:p text:style-name="P21"><text:reference-mark-start text:name="Broadcom"/>1<text:reference-mark-end text:name="Broadcom"/>. B<text:span text:style-name="T17">roadcom, BCM2835 ARM Peripherals, </text:span><text:a xlink:type="simple" xlink:href="http://www.raspberrypi.org/wp-content/uploads/2012/02/BCM2835-ARM-Peripherals.pdf" text:style-name="Internet_20_link" text:visited-style-name="Visited_20_Internet_20_Link"><text:span text:style-name="T17">pdf</text:span></text:a><text:span text:style-name="T17"> (</text:span><text:a xlink:type="simple" xlink:href="http://elinux.org/BCM2835_datasheet_errata" text:style-name="Internet_20_link" text:visited-style-name="Visited_20_Internet_20_Link"><text:span text:style-name="T17">errata</text:span></text:a><text:span text:style-name="T17">)</text:span></text:p>
      <text:p text:style-name="P23"><text:reference-mark-start text:name="Enttec"/>2<text:reference-mark-end text:name="Enttec"/>. DMX USB Pro Widget API Specification 1.44, <text:a xlink:type="simple" xlink:href="https://www.google.nl/url?sa=t&amp;rct=j&amp;q=&amp;esrc=s&amp;source=web&amp;cd=1&amp;cad=rja&amp;uact=8&amp;ved=0CCIQFjAAahUKEwiIqqXN69PHAhWEfHIKHfFyBQY&amp;url=https%3A%2F%2Fwww.enttec.com%2Fdocs%2Fdmx_usb_pro_api_spec.pdf&amp;ei=II7kVYiaBoT5yQPx5ZUw&amp;usg=AFQjCNEkJxi2rgld83RbmuaW5RgcwFWxow&amp;sig2=bj51FrkhiwHc7zVkxI_vBA" text:style-name="Internet_20_link" text:visited-style-name="Visited_20_Internet_20_Link">pdf</text:a></text:p>
      <text:p text:style-name="P51"><text:reference-mark-start text:name="OLA_RDM_Sniffer"/><text:span text:style-name="T18">3</text:span><text:reference-mark-end text:name="OLA_RDM_Sniffer"/><text:span text:style-name="T18">. </text:span><text:a xlink:type="simple" xlink:href="https://www.openlighting.org/rdm-tools/rdm-analyzers/enttec-sniffer/" text:style-name="Internet_20_link" text:visited-style-name="Visited_20_Internet_20_Link">Openlighting RDM packet monitoring</text:a></text:p>
      <text:p text:style-name="P78"><text:reference-mark-start text:name="product_id=154"/>4<text:reference-mark-end text:name="product_id=154"/>. DMX interface for Raspberry Pi with USB (FT245RL), <text:a xlink:type="simple" xlink:href="http://www.bitwizard.nl/shop/index.php?route=product/product&amp;product_id=154" text:style-name="Internet_20_link" text:visited-style-name="Visited_20_Internet_20_Link">lin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Object_20_met_20_pijl" style:display-name="Object met pijl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schaduw" style:display-name="Object met schaduw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zonder_20_vulling" style:display-name="Object zonder vulli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geen_20_vulling_20_en_20_geen_20_lijn" style:display-name="Object met geen vulling en geen 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kstblok_20_uitgelijnd" style:display-name="Tekstblok uitgelijnd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at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ard_7e_LT_7e_Gliederung_20_1" style:display-name="Standa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Gliederung_20_2" style:display-name="Standaard~LT~Gliederung 2" style:family="paragraph" style:parent-style-name="Standa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ard_7e_LT_7e_Gliederung_20_3" style:display-name="Standaard~LT~Gliederung 3" style:family="paragraph" style:parent-style-name="Standa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ard_7e_LT_7e_Gliederung_20_4" style:display-name="Standaard~LT~Gliederung 4" style:family="paragraph" style:parent-style-name="Standa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5" style:display-name="Standaard~LT~Gliederung 5" style:family="paragraph" style:parent-style-name="Standa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6" style:display-name="Standaard~LT~Gliederung 6" style:family="paragraph" style:parent-style-name="Standa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7" style:display-name="Standaard~LT~Gliederung 7" style:family="paragraph" style:parent-style-name="Standa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8" style:display-name="Standaard~LT~Gliederung 8" style:family="paragraph" style:parent-style-name="Standa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9" style:display-name="Standaard~LT~Gliederung 9" style:family="paragraph" style:parent-style-name="Standa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Titel" style:display-name="Standa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Untertitel" style:display-name="Standa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Notizen" style:display-name="Standa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Hintergrundobjekte" style:display-name="Standa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ard_7e_LT_7e_Hintergrund" style:display-name="Standa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Achtergrondobject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chtergro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ti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verzicht_20_1" style:display-name="Overzich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verzicht_20_2" style:display-name="Overzicht 2" style:family="paragraph" style:parent-style-name="Overzich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verzicht_20_3" style:display-name="Overzicht 3" style:family="paragraph" style:parent-style-name="Overzich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verzicht_20_4" style:display-name="Overzicht 4" style:family="paragraph" style:parent-style-name="Overzich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5" style:display-name="Overzicht 5" style:family="paragraph" style:parent-style-name="Overzich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6" style:display-name="Overzicht 6" style:family="paragraph" style:parent-style-name="Overzich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7" style:display-name="Overzicht 7" style:family="paragraph" style:parent-style-name="Overzich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8" style:display-name="Overzicht 8" style:family="paragraph" style:parent-style-name="Overzich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9" style:display-name="Overzicht 9" style:family="paragraph" style:parent-style-name="Overzich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19935"/>
    </style:style>
    <style:page-layout style:name="Mpm1">
      <style:page-layout-properties fo:page-width="21.001cm" fo:page-height="29.7cm" style:num-format="1" style:print-orientation="portrait" fo:margin-top="2cm" fo:margin-bottom="2cm" fo:margin-left="1.614cm" fo:margin-right="1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9</text:page-number> <text:span text:style-name="MT1">of </text:span>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4:40:46.009000000</meta:creation-date>
    <meta:generator>LibreOffice/5.0.1.2$Windows_x86 LibreOffice_project/81898c9f5c0d43f3473ba111d7b351050be20261</meta:generator>
    <dc:date>2015-09-12T12:49:45.825000000</dc:date>
    <meta:editing-duration>PT3H34M12S</meta:editing-duration>
    <meta:editing-cycles>137</meta:editing-cycles>
    <dc:creator>Ajan van Vught</dc:creator>
    <meta:document-statistic meta:table-count="9" meta:image-count="0" meta:object-count="0" meta:page-count="9" meta:paragraph-count="238" meta:word-count="1210" meta:character-count="7664" meta:non-whitespace-character-count="6697"/>
  </office:meta>
</office:document-meta>
</file>